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afac" officeooo:paragraph-rsid="0014afac"/>
    </style:style>
    <style:style style:name="P2" style:family="paragraph" style:parent-style-name="Standard">
      <style:text-properties officeooo:paragraph-rsid="0014afac"/>
    </style:style>
    <style:style style:name="P3" style:family="paragraph" style:parent-style-name="Standard">
      <style:text-properties officeooo:rsid="001670ce" officeooo:paragraph-rsid="001670ce"/>
    </style:style>
    <style:style style:name="P4" style:family="paragraph" style:parent-style-name="Standard">
      <style:text-properties officeooo:rsid="0016ff01" officeooo:paragraph-rsid="0016ff01"/>
    </style:style>
    <style:style style:name="P5" style:family="paragraph" style:parent-style-name="Standard" style:list-style-name="L1">
      <style:text-properties officeooo:rsid="0014afac" officeooo:paragraph-rsid="0014afac"/>
    </style:style>
    <style:style style:name="P6" style:family="paragraph" style:parent-style-name="Standard" style:list-style-name="L2">
      <style:text-properties officeooo:rsid="0014afac" officeooo:paragraph-rsid="0014afac"/>
    </style:style>
    <style:style style:name="P7" style:family="paragraph" style:parent-style-name="Standard">
      <style:text-properties officeooo:rsid="0014afac" officeooo:paragraph-rsid="0014afac"/>
    </style:style>
    <style:style style:name="P8" style:family="paragraph" style:parent-style-name="Standard">
      <style:text-properties officeooo:rsid="0014afac" officeooo:paragraph-rsid="0019ed5a"/>
    </style:style>
    <style:style style:name="P9" style:family="paragraph" style:parent-style-name="Standard">
      <style:paragraph-properties fo:text-align="end" style:justify-single-word="false"/>
      <style:text-properties officeooo:rsid="0014afac" officeooo:paragraph-rsid="0019ed5a"/>
    </style:style>
    <style:style style:name="P10" style:family="paragraph" style:parent-style-name="Standard">
      <style:text-properties officeooo:rsid="001670ce" officeooo:paragraph-rsid="001670ce"/>
    </style:style>
    <style:style style:name="P11" style:family="paragraph" style:parent-style-name="Standard" style:list-style-name="L12">
      <style:text-properties officeooo:rsid="001670ce" officeooo:paragraph-rsid="001cd712"/>
    </style:style>
    <style:style style:name="P12" style:family="paragraph" style:parent-style-name="Standard" style:list-style-name="L4">
      <style:text-properties officeooo:rsid="0016ff01" officeooo:paragraph-rsid="0016ff01"/>
    </style:style>
    <style:style style:name="P13" style:family="paragraph" style:parent-style-name="Standard" style:list-style-name="L5">
      <style:text-properties officeooo:rsid="0016ff01" officeooo:paragraph-rsid="0019d222"/>
    </style:style>
    <style:style style:name="P14" style:family="paragraph" style:parent-style-name="Standard" style:list-style-name="L6">
      <style:text-properties officeooo:rsid="0018c50d" officeooo:paragraph-rsid="0018c50d"/>
    </style:style>
    <style:style style:name="P15" style:family="paragraph" style:parent-style-name="Standard">
      <style:text-properties officeooo:rsid="0018c50d" officeooo:paragraph-rsid="0018c50d"/>
    </style:style>
    <style:style style:name="P16" style:family="paragraph" style:parent-style-name="Standard" style:list-style-name="L7">
      <style:text-properties officeooo:rsid="0018c50d" officeooo:paragraph-rsid="0018c50d"/>
    </style:style>
    <style:style style:name="P17" style:family="paragraph" style:parent-style-name="Standard" style:list-style-name="L8">
      <style:text-properties officeooo:rsid="0019d222" officeooo:paragraph-rsid="0019d222"/>
    </style:style>
    <style:style style:name="P18" style:family="paragraph" style:parent-style-name="Standard">
      <style:text-properties officeooo:rsid="0019d222" officeooo:paragraph-rsid="0019d222"/>
    </style:style>
    <style:style style:name="P19" style:family="paragraph" style:parent-style-name="Standard" style:list-style-name="L4">
      <style:text-properties officeooo:rsid="0019d222" officeooo:paragraph-rsid="0019d222"/>
    </style:style>
    <style:style style:name="P20" style:family="paragraph" style:parent-style-name="Standard">
      <style:text-properties fo:font-weight="bold" officeooo:rsid="0018c50d" officeooo:paragraph-rsid="0018c50d" style:font-weight-asian="bold" style:font-weight-complex="bold"/>
    </style:style>
    <style:style style:name="P21" style:family="paragraph" style:parent-style-name="Standard">
      <style:text-properties fo:font-weight="bold" officeooo:rsid="0016ff01" officeooo:paragraph-rsid="0016ff01" style:font-weight-asian="bold" style:font-weight-complex="bold"/>
    </style:style>
    <style:style style:name="P22" style:family="paragraph" style:parent-style-name="Standard">
      <style:text-properties fo:font-weight="bold" officeooo:rsid="0014afac" officeooo:paragraph-rsid="0014afac" style:font-weight-asian="bold" style:font-weight-complex="bold"/>
    </style:style>
    <style:style style:name="P23" style:family="paragraph" style:parent-style-name="Standard">
      <style:text-properties fo:font-weight="bold" officeooo:rsid="0019d222" officeooo:paragraph-rsid="0019d222" style:font-weight-asian="bold" style:font-weight-complex="bold"/>
    </style:style>
    <style:style style:name="P24" style:family="paragraph" style:parent-style-name="Standard">
      <style:text-properties fo:font-weight="normal" officeooo:rsid="0019d222" officeooo:paragraph-rsid="0019d222" style:font-weight-asian="normal" style:font-weight-complex="normal"/>
    </style:style>
    <style:style style:name="P25" style:family="paragraph" style:parent-style-name="Standard" style:list-style-name="L10">
      <style:text-properties fo:font-weight="normal" officeooo:rsid="0019d222" officeooo:paragraph-rsid="0019d222" style:font-weight-asian="normal" style:font-weight-complex="normal"/>
    </style:style>
    <style:style style:name="P26" style:family="paragraph" style:parent-style-name="Standard" style:list-style-name="L10">
      <style:text-properties fo:font-weight="normal" officeooo:rsid="001cd712" officeooo:paragraph-rsid="001cd712" style:font-weight-asian="normal" style:font-weight-complex="normal"/>
    </style:style>
    <style:style style:name="P27" style:family="paragraph" style:parent-style-name="Standard">
      <style:text-properties fo:font-weight="normal" officeooo:rsid="001cd712" officeooo:paragraph-rsid="001cd712" style:font-weight-asian="normal" style:font-weight-complex="normal"/>
    </style:style>
    <style:style style:name="P28" style:family="paragraph" style:parent-style-name="Standard" style:list-style-name="L10">
      <style:text-properties fo:font-weight="normal" officeooo:rsid="0014afac" officeooo:paragraph-rsid="001cd712" style:font-weight-asian="normal" style:font-weight-complex="normal"/>
    </style:style>
    <style:style style:name="P29" style:family="paragraph" style:parent-style-name="Standard">
      <style:text-properties officeooo:rsid="0019ed5a" officeooo:paragraph-rsid="0019ed5a"/>
    </style:style>
    <style:style style:name="P30" style:family="paragraph" style:parent-style-name="Standard">
      <style:text-properties fo:font-size="16pt" style:text-underline-style="solid" style:text-underline-width="auto" style:text-underline-color="font-color" fo:font-weight="normal" officeooo:rsid="0019ed5a" officeooo:paragraph-rsid="0019ed5a" style:font-size-asian="16pt" style:font-weight-asian="normal" style:font-size-complex="16pt" style:font-weight-complex="normal"/>
    </style:style>
    <style:style style:name="P31" style:family="paragraph" style:parent-style-name="Standard">
      <style:paragraph-properties fo:text-align="end" style:justify-single-word="false"/>
      <style:text-properties officeooo:rsid="001b28f1" officeooo:paragraph-rsid="001b28f1"/>
    </style:style>
    <style:style style:name="P32" style:family="paragraph" style:parent-style-name="Standard">
      <style:paragraph-properties fo:text-align="start" style:justify-single-word="false"/>
      <style:text-properties officeooo:rsid="001c2e1a" officeooo:paragraph-rsid="001c2e1a"/>
    </style:style>
    <style:style style:name="P33" style:family="paragraph" style:parent-style-name="Standard" style:list-style-name="L1">
      <style:text-properties officeooo:rsid="001cd712" officeooo:paragraph-rsid="001cd712"/>
    </style:style>
    <style:style style:name="P34" style:family="paragraph" style:parent-style-name="Standard">
      <style:text-properties officeooo:rsid="001cd712" officeooo:paragraph-rsid="001cd712"/>
    </style:style>
    <style:style style:name="P35" style:family="paragraph" style:parent-style-name="Standard" style:list-style-name="L13">
      <style:text-properties officeooo:rsid="001cd712" officeooo:paragraph-rsid="001cd712"/>
    </style:style>
    <style:style style:name="P36" style:family="paragraph" style:parent-style-name="Standard" style:list-style-name="L14">
      <style:text-properties officeooo:rsid="001cd712" officeooo:paragraph-rsid="001cd712"/>
    </style:style>
    <style:style style:name="P37" style:family="paragraph" style:parent-style-name="Standard">
      <style:text-properties style:text-underline-style="none" fo:font-weight="normal" officeooo:rsid="001cd712" officeooo:paragraph-rsid="001cd712" style:font-weight-asian="normal" style:font-weight-complex="normal"/>
    </style:style>
    <style:style style:name="P38" style:family="paragraph" style:parent-style-name="Standard" style:list-style-name="L14">
      <style:text-properties officeooo:paragraph-rsid="001cd712"/>
    </style:style>
    <style:style style:name="P39" style:family="paragraph" style:parent-style-name="Standard" style:list-style-name="L14">
      <style:text-properties fo:font-style="normal" style:text-underline-style="none" fo:font-weight="normal" officeooo:rsid="001cd712" officeooo:paragraph-rsid="001cd712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font-style="normal" style:text-underline-style="none" fo:font-weight="normal" officeooo:rsid="001cd712" officeooo:paragraph-rsid="001cd712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font-style="normal" style:text-underline-style="none" fo:font-weight="bold" officeooo:rsid="001cd712" officeooo:paragraph-rsid="001cd712" style:font-style-asian="normal" style:font-weight-asian="bold" style:font-style-complex="normal" style:font-weight-complex="bold"/>
    </style:style>
    <style:style style:name="T1" style:family="text">
      <style:text-properties officeooo:rsid="001670ce"/>
    </style:style>
    <style:style style:name="T2" style:family="text">
      <style:text-properties officeooo:rsid="0016ff01"/>
    </style:style>
    <style:style style:name="T3" style:family="text">
      <style:text-properties officeooo:rsid="0019d22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none"/>
    </style:style>
    <style:style style:name="T6" style:family="text">
      <style:text-properties officeooo:rsid="001cd712"/>
    </style:style>
    <style:style style:name="T7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style:text-underline-style="none" style:font-style-asian="normal" style:font-style-complex="normal"/>
    </style:style>
    <style:style style:name="T1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fo:font-weight="normal" officeooo:rsid="001cd712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0">Dictionnaire des données<text:span text:style-name="T5">: projet Lightbot</text:span></text:p>
      <text:p text:style-name="P30"/>
      <text:p text:style-name="P29"/>
      <text:p text:style-name="P22">Class<text:span text:style-name="T3">e</text:span> Level</text:p>
      <text:p text:style-name="P1"/>
      <text:list xml:id="list3700168770588344069" text:style-name="L1">
        <text:list-item>
          <text:p text:style-name="P5">Level() → Constructeur <text:span text:style-name="T6">non-</text:span>paramétré (publique)</text:p>
          <text:p text:style-name="P5"/>
        </text:list-item>
      </text:list>
      <text:p text:style-name="P1">attributs : </text:p>
      <text:p text:style-name="P2"/>
      <text:list xml:id="list171244871329329" text:continue-numbering="true" text:style-name="L1">
        <text:list-item>
          <text:p text:style-name="P5">std::vector&lt;*Level&gt; <text:span text:style-name="T6">m_levels</text:span>→attribut contenant les différents niveaux du jeu (privé)</text:p>
        </text:list-item>
        <text:list-item>
          <text:p text:style-name="P33">float m_score → Stick le score du joueur (privé) </text:p>
        </text:list-item>
      </text:list>
      <text:p text:style-name="P34"/>
      <text:p text:style-name="P34">méthodes :</text:p>
      <text:p text:style-name="P34"/>
      <text:list xml:id="list7642765838366981944" text:style-name="L12">
        <text:list-item>
          <text:p text:style-name="P11"><text:span text:style-name="T6">void </text:span>GetScore()→<text:span text:style-name="T2"> </text:span>permet de récupérer le score du joueur <text:span text:style-name="T2">(publique)</text:span></text:p>
        </text:list-item>
        <text:list-item>
          <text:p text:style-name="P11"><text:span text:style-name="T6">float</text:span>setScore()→<text:span text:style-name="T2"> </text:span>permet de changer la valeur du score <text:span text:style-name="T2">(publique)</text:span></text:p>
        </text:list-item>
      </text:list>
      <text:p text:style-name="P1"/>
      <text:p text:style-name="P22">Class<text:span text:style-name="T3">e</text:span> Robot</text:p>
      <text:p text:style-name="P1"/>
      <text:list xml:id="list315975635024388166" text:style-name="L2">
        <text:list-item>
          <text:p text:style-name="P6">Robot() : constructeur non-paramétré (publique)</text:p>
        </text:list-item>
      </text:list>
      <text:p text:style-name="P1"/>
      <text:p text:style-name="P3">méthodes :</text:p>
      <text:p text:style-name="P3"/>
      <text:list xml:id="list2574941478524822197" text:style-name="L4">
        <text:list-item>
          <text:p text:style-name="P12"><text:span text:style-name="T6">bool </text:span>isMoving() → permet de tester si le robot est en mouvement ou pas <text:span text:style-name="T3">(publique)</text:span></text:p>
        </text:list-item>
        <text:list-item>
          <text:p text:style-name="P12"><text:span text:style-name="T6">int GetAngle()</text:span>→ permet de tester si le robot a fini ses mouvements <text:span text:style-name="T3">(publique)</text:span></text:p>
        </text:list-item>
        <text:list-item>
          <text:p text:style-name="P19"><text:span text:style-name="T6">int </text:span>GetAltitude() <text:span text:style-name="T1">→</text:span>permet de récuperer l'altitude courant du robot (publique) </text:p>
        </text:list-item>
      </text:list>
      <text:p text:style-name="P4"/>
      <text:p text:style-name="P21">Class<text:span text:style-name="T3">e</text:span> Grid</text:p>
      <text:p text:style-name="P4"/>
      <text:list xml:id="list2161980644965525114" text:style-name="L5">
        <text:list-item>
          <text:p text:style-name="P13">Grid()<text:span text:style-name="T1">→</text:span> constructeur paramétré de la classe Grid <text:span text:style-name="T3">(publique)</text:span></text:p>
        </text:list-item>
      </text:list>
      <text:p text:style-name="P4"/>
      <text:p text:style-name="P4">attributs :</text:p>
      <text:p text:style-name="P4"/>
      <text:list xml:id="list3080135558963320682" text:style-name="L6">
        <text:list-item>
          <text:p text:style-name="P14">int <text:span text:style-name="T6">m_g</text:span>rid_max<text:span text:style-name="T1">→</text:span> attribut definissant le nombre de cases maximum sur le plateau <text:span text:style-name="T3">(privé)</text:span></text:p>
        </text:list-item>
        <text:list-item>
          <text:p text:style-name="P14">std::vector&lt;*Hexagon&gt; <text:span text:style-name="T6">m_hexagons→</text:span> vector contenant toutes les informations sur les positions des hexagons sur le plateau de jeu <text:span text:style-name="T3">(privé)</text:span></text:p>
        </text:list-item>
      </text:list>
      <text:p text:style-name="P15"/>
      <text:p text:style-name="P34">méthodes :</text:p>
      <text:p text:style-name="P34"/>
      <text:list xml:id="list5291216709557208753" text:style-name="L13">
        <text:list-item>
          <text:p text:style-name="P35">getPosRobot() : permets de récuperer les coordonées de la position du robot (publique)</text:p>
        </text:list-item>
        <text:list-item>
          <text:p text:style-name="P35">setPosRobot() : permets d'indiquer la position du robot (publique)</text:p>
        </text:list-item>
      </text:list>
      <text:p text:style-name="P20"><text:soft-page-break/>Class<text:span text:style-name="T3">e </text:span>Hexagon</text:p>
      <text:p text:style-name="P15"/>
      <text:list xml:id="list830180580240463517" text:style-name="L8">
        <text:list-item>
          <text:p text:style-name="P17">Hexagon() : constructeur non paramétré (publique)</text:p>
        </text:list-item>
      </text:list>
      <text:p text:style-name="P15"/>
      <text:p text:style-name="P15">attributs :</text:p>
      <text:p text:style-name="P15"/>
      <text:list xml:id="list8521336153303005717" text:style-name="L7">
        <text:list-item>
          <text:p text:style-name="P16">bool isLit<text:span text:style-name="T1">→</text:span> permets de determiner si un hexagon est illuminé ou pas <text:span text:style-name="T3">(privé)</text:span></text:p>
        </text:list-item>
        <text:list-item>
          <text:p text:style-name="P16">const int height<text:span text:style-name="T1">→</text:span> détermine l<text:span text:style-name="T6">'altitude</text:span> des cases <text:span text:style-name="T3">(privé)</text:span></text:p>
        </text:list-item>
        <text:list-item>
          <text:p text:style-name="P16">const int width<text:span text:style-name="T1">→détermine la largeur des cases (privé)</text:span></text:p>
        </text:list-item>
      </text:list>
      <text:p text:style-name="P18"/>
      <text:p text:style-name="P18"/>
      <text:p text:style-name="P23">Classe Program (&lt;abstract&gt;)</text:p>
      <text:p text:style-name="P23"/>
      <text:p text:style-name="P27">Program() : constructeur non-paramétré (publique)</text:p>
      <text:p text:style-name="P27"/>
      <text:p text:style-name="P24">attributs :</text:p>
      <text:p text:style-name="P24"/>
      <text:list xml:id="list4676843192159884545" text:style-name="L10">
        <text:list-item>
          <text:p text:style-name="P25">static int action_max<text:span text:style-name="T1">→</text:span>determine le nombre d'actions maximum d'un programme (privé)</text:p>
        </text:list-item>
        <text:list-item>
          <text:p text:style-name="P25">int num_action <text:span text:style-name="T1">→</text:span>donne le nombre d'action d'un programme (privé)</text:p>
        </text:list-item>
        <text:list-item>
          <text:p text:style-name="P28">std::vector&lt;*Action&gt; <text:span text:style-name="T6">m_actions</text:span>→ attribut permettant de stocker les differentes actions que le joueur veut faire executer par son robot <text:span text:style-name="T1">(publique)</text:span></text:p>
        </text:list-item>
        <text:list-item>
          <text:p text:style-name="P26">int m_secondary_prog-max → <text:span text:style-name="T7">??</text:span></text:p>
        </text:list-item>
      </text:list>
      <text:p text:style-name="P27"/>
      <text:p text:style-name="P37"><text:span text:style-name="T8">Classe Action</text:span></text:p>
      <text:p text:style-name="P37"/>
      <text:p text:style-name="P27"><text:span text:style-name="T9">méthodes :</text:span></text:p>
      <text:p text:style-name="P27"/>
      <text:list xml:id="list5457300225004670902" text:style-name="L14">
        <text:list-item>
          <text:p text:style-name="P38"><text:span text:style-name="T11">int setRotation() → donne le degrés de rotation du robot (publique)</text:span></text:p>
        </text:list-item>
        <text:list-item>
          <text:p text:style-name="P36"><text:span text:style-name="T10">int changeAltitude() → mets a jour l'altitude du robot (publique) </text:span><text:span text:style-name="T7">???</text:span></text:p>
        </text:list-item>
        <text:list-item>
          <text:p text:style-name="P39">void MoveForward() → permets au robot d'avancer (publique)</text:p>
        </text:list-item>
        <text:list-item>
          <text:p text:style-name="P39">void ExecuterAction() → Execute les actions dans le main (publique)</text:p>
        </text:list-item>
      </text:list>
      <text:p text:style-name="P40"/>
      <text:p text:style-name="P41">Classe Execute_Sec_Prog</text:p>
      <text:p text:style-name="P41"/>
      <text:p text:style-name="P40">ExecuteProc() → <text:span text:style-name="T4">??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pt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40.94pt" style:type="center"/>
          <style:tab-stop style:position="481.89pt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40.94pt" style:type="center"/>
          <style:tab-stop style:position="481.89pt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officeooo:rsid="001b28f1" officeooo:paragraph-rsid="001b28f1"/>
    </style:style>
    <style:style style:name="MP2" style:family="paragraph" style:parent-style-name="Standard">
      <style:paragraph-properties fo:text-align="start" style:justify-single-word="false"/>
      <style:text-properties officeooo:rsid="001c2e1a" officeooo:paragraph-rsid="001c2e1a"/>
    </style:style>
    <style:style style:name="MP3" style:family="paragraph" style:parent-style-name="Standard">
      <style:text-properties officeooo:rsid="0014afac" officeooo:paragraph-rsid="0019ed5a"/>
    </style:style>
    <style:style style:name="MP4" style:family="paragraph" style:parent-style-name="Standard">
      <style:paragraph-properties fo:text-align="end" style:justify-single-word="false"/>
      <style:text-properties officeooo:rsid="0014afac" officeooo:paragraph-rsid="0019ed5a"/>
    </style:style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>
        <style:header-footer-properties fo:min-height="17.01pt" fo:margin-left="0pt" fo:margin-right="0pt" fo:margin-bottom="14.09pt" style:dynamic-spacing="false"/>
      </style:header-style>
      <style:footer-style>
        <style:header-footer-properties fo:min-height="17.01pt" fo:margin-left="0pt" fo:margin-right="0pt" fo:margin-top="14.09pt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first>
        <text:p text:style-name="MP2">IUT informatique 2016/2017</text:p>
        <text:p text:style-name="MP1">REEVES Wyatt</text:p>
        <text:p text:style-name="MP1">TRICHA Yamin</text:p>
        <text:p text:style-name="MP1">S2B</text:p>
      </style:header-first>
      <style:footer>
        <text:p text:style-name="MP3">Dictionnaire de données : Projet Lightbot S2 2016-2017</text:p>
        <text:p text:style-name="MP4"><text:page-number text:select-page="current">2</text:page-number></text:p>
      </style:footer>
      <style:footer-first>
        <text:p text:style-name="MP3">Dictionnaire de données : Projet Lightbot S2 2016-2017</text:p>
        <text:p text:style-name="MP4"><text:page-number text:select-page="current">1</text:page-number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yatt Reeves</meta:initial-creator>
    <meta:creation-date>2017-04-05T13:42:59.215346639</meta:creation-date>
    <dc:date>2017-04-06T17:12:43.268149936</dc:date>
    <meta:editing-duration>PT3H58M57S</meta:editing-duration>
    <meta:editing-cycles>7</meta:editing-cycles>
    <meta:generator>LibreOffice/4.3.3.2$Linux_X86_64 LibreOffice_project/430m0$Build-2</meta:generator>
    <dc:creator>Wyatt Reeves</dc:creator>
    <meta:document-statistic meta:table-count="0" meta:image-count="0" meta:object-count="0" meta:page-count="2" meta:paragraph-count="53" meta:word-count="360" meta:character-count="2336" meta:non-whitespace-character-count="2052"/>
  </office:meta>
</office:document-meta>
</file>